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shapes>
          <draw:frame draw:z-index="0" draw:style-name="gr1" draw:text-style-name="P1" svg:width="453.51pt" svg:height="255.09pt" svg:x="54.88pt" svg:y="94.56pt">
            <draw:object draw:notify-on-update-of-ranges="task1.A1:task1.A1 task1.B1:task1.BU1 task1.A2:task1.A2 task1.B2:task1.BU2 task1.A1:task1.A1 task1.B1:task1.BU1 task1.A3:task1.A3 task1.B3:task1.BU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 X</text:p>
          </table:table-cell>
          <table:table-cell office:value-type="float" office:value="3118" calcext:value-type="float">
            <text:p>3118</text:p>
          </table:table-cell>
          <table:table-cell office:value-type="float" office:value="9278" calcext:value-type="float">
            <text:p>9278</text:p>
          </table:table-cell>
          <table:table-cell office:value-type="float" office:value="11126" calcext:value-type="float">
            <text:p>11126</text:p>
          </table:table-cell>
          <table:table-cell office:value-type="float" office:value="11833" calcext:value-type="float">
            <text:p>11833</text:p>
          </table:table-cell>
          <table:table-cell office:value-type="float" office:value="12468" calcext:value-type="float">
            <text:p>12468</text:p>
          </table:table-cell>
          <table:table-cell office:value-type="float" office:value="12968" calcext:value-type="float">
            <text:p>12968</text:p>
          </table:table-cell>
          <table:table-cell office:value-type="float" office:value="13046" calcext:value-type="float">
            <text:p>13046</text:p>
          </table:table-cell>
          <table:table-cell office:value-type="float" office:value="13269" calcext:value-type="float">
            <text:p>13269</text:p>
          </table:table-cell>
          <table:table-cell office:value-type="float" office:value="13313" calcext:value-type="float">
            <text:p>13313</text:p>
          </table:table-cell>
          <table:table-cell office:value-type="float" office:value="14292" calcext:value-type="float">
            <text:p>14292</text:p>
          </table:table-cell>
          <table:table-cell office:value-type="float" office:value="14843" calcext:value-type="float">
            <text:p>14843</text:p>
          </table:table-cell>
          <table:table-cell office:value-type="float" office:value="14899" calcext:value-type="float">
            <text:p>14899</text:p>
          </table:table-cell>
          <table:table-cell office:value-type="float" office:value="15212" calcext:value-type="float">
            <text:p>15212</text:p>
          </table:table-cell>
          <table:table-cell office:value-type="float" office:value="15365" calcext:value-type="float">
            <text:p>15365</text:p>
          </table:table-cell>
          <table:table-cell office:value-type="float" office:value="15461" calcext:value-type="float">
            <text:p>15461</text:p>
          </table:table-cell>
          <table:table-cell table:number-columns-repeated="2" office:value-type="float" office:value="16162" calcext:value-type="float">
            <text:p>16162</text:p>
          </table:table-cell>
          <table:table-cell office:value-type="float" office:value="16668" calcext:value-type="float">
            <text:p>16668</text:p>
          </table:table-cell>
          <table:table-cell office:value-type="float" office:value="16784" calcext:value-type="float">
            <text:p>16784</text:p>
          </table:table-cell>
          <table:table-cell office:value-type="float" office:value="17263" calcext:value-type="float">
            <text:p>17263</text:p>
          </table:table-cell>
          <table:table-cell office:value-type="float" office:value="17460" calcext:value-type="float">
            <text:p>17460</text:p>
          </table:table-cell>
          <table:table-cell office:value-type="float" office:value="18164" calcext:value-type="float">
            <text:p>18164</text:p>
          </table:table-cell>
          <table:table-cell office:value-type="float" office:value="18696" calcext:value-type="float">
            <text:p>18696</text:p>
          </table:table-cell>
          <table:table-cell office:value-type="float" office:value="18793" calcext:value-type="float">
            <text:p>18793</text:p>
          </table:table-cell>
          <table:table-cell office:value-type="float" office:value="19282" calcext:value-type="float">
            <text:p>19282</text:p>
          </table:table-cell>
          <table:table-cell office:value-type="float" office:value="19569" calcext:value-type="float">
            <text:p>19569</text:p>
          </table:table-cell>
          <table:table-cell office:value-type="float" office:value="20155" calcext:value-type="float">
            <text:p>20155</text:p>
          </table:table-cell>
          <table:table-cell office:value-type="float" office:value="20170" calcext:value-type="float">
            <text:p>20170</text:p>
          </table:table-cell>
          <table:table-cell office:value-type="float" office:value="20494" calcext:value-type="float">
            <text:p>20494</text:p>
          </table:table-cell>
          <table:table-cell office:value-type="float" office:value="20791" calcext:value-type="float">
            <text:p>20791</text:p>
          </table:table-cell>
          <table:table-cell office:value-type="float" office:value="21145" calcext:value-type="float">
            <text:p>21145</text:p>
          </table:table-cell>
          <table:table-cell office:value-type="float" office:value="21353" calcext:value-type="float">
            <text:p>21353</text:p>
          </table:table-cell>
          <table:table-cell office:value-type="float" office:value="22025" calcext:value-type="float">
            <text:p>22025</text:p>
          </table:table-cell>
          <table:table-cell office:value-type="float" office:value="22040" calcext:value-type="float">
            <text:p>22040</text:p>
          </table:table-cell>
          <table:table-cell office:value-type="float" office:value="22567" calcext:value-type="float">
            <text:p>22567</text:p>
          </table:table-cell>
          <table:table-cell office:value-type="float" office:value="22586" calcext:value-type="float">
            <text:p>22586</text:p>
          </table:table-cell>
          <table:table-cell office:value-type="float" office:value="23430" calcext:value-type="float">
            <text:p>23430</text:p>
          </table:table-cell>
          <table:table-cell office:value-type="float" office:value="23751" calcext:value-type="float">
            <text:p>23751</text:p>
          </table:table-cell>
          <table:table-cell office:value-type="float" office:value="24916" calcext:value-type="float">
            <text:p>24916</text:p>
          </table:table-cell>
          <table:table-cell office:value-type="float" office:value="25159" calcext:value-type="float">
            <text:p>25159</text:p>
          </table:table-cell>
          <table:table-cell office:value-type="float" office:value="25868" calcext:value-type="float">
            <text:p>25868</text:p>
          </table:table-cell>
          <table:table-cell office:value-type="float" office:value="25876" calcext:value-type="float">
            <text:p>25876</text:p>
          </table:table-cell>
          <table:table-cell office:value-type="float" office:value="26120" calcext:value-type="float">
            <text:p>26120</text:p>
          </table:table-cell>
          <table:table-cell office:value-type="float" office:value="26738" calcext:value-type="float">
            <text:p>26738</text:p>
          </table:table-cell>
          <table:table-cell office:value-type="float" office:value="27282" calcext:value-type="float">
            <text:p>27282</text:p>
          </table:table-cell>
          <table:table-cell office:value-type="float" office:value="27320" calcext:value-type="float">
            <text:p>27320</text:p>
          </table:table-cell>
          <table:table-cell office:value-type="float" office:value="29255" calcext:value-type="float">
            <text:p>29255</text:p>
          </table:table-cell>
          <table:table-cell table:number-columns-repeated="2" office:value-type="float" office:value="29553" calcext:value-type="float">
            <text:p>29553</text:p>
          </table:table-cell>
          <table:table-cell office:value-type="float" office:value="29808" calcext:value-type="float">
            <text:p>29808</text:p>
          </table:table-cell>
          <table:table-cell office:value-type="float" office:value="30735" calcext:value-type="float">
            <text:p>30735</text:p>
          </table:table-cell>
          <table:table-cell office:value-type="float" office:value="31040" calcext:value-type="float">
            <text:p>31040</text:p>
          </table:table-cell>
          <table:table-cell office:value-type="float" office:value="31145" calcext:value-type="float">
            <text:p>31145</text:p>
          </table:table-cell>
          <table:table-cell office:value-type="float" office:value="31290" calcext:value-type="float">
            <text:p>31290</text:p>
          </table:table-cell>
          <table:table-cell office:value-type="float" office:value="31784" calcext:value-type="float">
            <text:p>31784</text:p>
          </table:table-cell>
          <table:table-cell office:value-type="float" office:value="32398" calcext:value-type="float">
            <text:p>32398</text:p>
          </table:table-cell>
          <table:table-cell office:value-type="float" office:value="32720" calcext:value-type="float">
            <text:p>32720</text:p>
          </table:table-cell>
          <table:table-cell office:value-type="float" office:value="33283" calcext:value-type="float">
            <text:p>33283</text:p>
          </table:table-cell>
          <table:table-cell office:value-type="float" office:value="33472" calcext:value-type="float">
            <text:p>33472</text:p>
          </table:table-cell>
          <table:table-cell table:number-columns-repeated="2" office:value-type="float" office:value="33492" calcext:value-type="float">
            <text:p>33492</text:p>
          </table:table-cell>
          <table:table-cell office:value-type="float" office:value="34061" calcext:value-type="float">
            <text:p>34061</text:p>
          </table:table-cell>
          <table:table-cell office:value-type="float" office:value="34226" calcext:value-type="float">
            <text:p>34226</text:p>
          </table:table-cell>
          <table:table-cell table:number-columns-repeated="2" office:value-type="float" office:value="34819" calcext:value-type="float">
            <text:p>34819</text:p>
          </table:table-cell>
          <table:table-cell office:value-type="float" office:value="35436" calcext:value-type="float">
            <text:p>35436</text:p>
          </table:table-cell>
          <table:table-cell office:value-type="float" office:value="35817" calcext:value-type="float">
            <text:p>35817</text:p>
          </table:table-cell>
          <table:table-cell office:value-type="float" office:value="35920" calcext:value-type="float">
            <text:p>35920</text:p>
          </table:table-cell>
          <table:table-cell office:value-type="float" office:value="36617" calcext:value-type="float">
            <text:p>36617</text:p>
          </table:table-cell>
          <table:table-cell office:value-type="float" office:value="36944" calcext:value-type="float">
            <text:p>36944</text:p>
          </table:table-cell>
          <table:table-cell office:value-type="float" office:value="37797" calcext:value-type="float">
            <text:p>37797</text:p>
          </table:table-cell>
          <table:table-cell office:value-type="float" office:value="41259" calcext:value-type="float">
            <text:p>41259</text:p>
          </table:table-cell>
        </table:table-row>
        <table:table-row table:style-name="ro1">
          <table:table-cell office:value-type="string" calcext:value-type="string">
            <text:p>th X</text:p>
          </table:table-cell>
          <table:table-cell office:value-type="float" office:value="4544" calcext:value-type="float">
            <text:p>4544</text:p>
          </table:table-cell>
          <table:table-cell office:value-type="float" office:value="10127" calcext:value-type="float">
            <text:p>10127</text:p>
          </table:table-cell>
          <table:table-cell office:value-type="float" office:value="12239" calcext:value-type="float">
            <text:p>12239</text:p>
          </table:table-cell>
          <table:table-cell office:value-type="float" office:value="13047" calcext:value-type="float">
            <text:p>13047</text:p>
          </table:table-cell>
          <table:table-cell office:value-type="float" office:value="13773" calcext:value-type="float">
            <text:p>13773</text:p>
          </table:table-cell>
          <table:table-cell office:value-type="float" office:value="14345" calcext:value-type="float">
            <text:p>14345</text:p>
          </table:table-cell>
          <table:table-cell office:value-type="float" office:value="14434" calcext:value-type="float">
            <text:p>14434</text:p>
          </table:table-cell>
          <table:table-cell office:value-type="float" office:value="14689" calcext:value-type="float">
            <text:p>14689</text:p>
          </table:table-cell>
          <table:table-cell office:value-type="float" office:value="14739" calcext:value-type="float">
            <text:p>14739</text:p>
          </table:table-cell>
          <table:table-cell office:value-type="float" office:value="16810" calcext:value-type="float">
            <text:p>16810</text:p>
          </table:table-cell>
          <table:table-cell office:value-type="float" office:value="16487" calcext:value-type="float">
            <text:p>16487</text:p>
          </table:table-cell>
          <table:table-cell office:value-type="float" office:value="16551" calcext:value-type="float">
            <text:p>16551</text:p>
          </table:table-cell>
          <table:table-cell office:value-type="float" office:value="16909" calcext:value-type="float">
            <text:p>16909</text:p>
          </table:table-cell>
          <table:table-cell office:value-type="float" office:value="17084" calcext:value-type="float">
            <text:p>17084</text:p>
          </table:table-cell>
          <table:table-cell office:value-type="float" office:value="16717" calcext:value-type="float">
            <text:p>16717</text:p>
          </table:table-cell>
          <table:table-cell table:number-columns-repeated="2" office:value-type="float" office:value="17519" calcext:value-type="float">
            <text:p>17519</text:p>
          </table:table-cell>
          <table:table-cell office:value-type="float" office:value="18573" calcext:value-type="float">
            <text:p>18573</text:p>
          </table:table-cell>
          <table:table-cell office:value-type="float" office:value="18230" calcext:value-type="float">
            <text:p>18230</text:p>
          </table:table-cell>
          <table:table-cell office:value-type="float" office:value="18776" calcext:value-type="float">
            <text:p>18776</text:p>
          </table:table-cell>
          <table:table-cell office:value-type="float" office:value="19478" calcext:value-type="float">
            <text:p>19478</text:p>
          </table:table-cell>
          <table:table-cell office:value-type="float" office:value="20283" calcext:value-type="float">
            <text:p>20283</text:p>
          </table:table-cell>
          <table:table-cell office:value-type="float" office:value="20891" calcext:value-type="float">
            <text:p>20891</text:p>
          </table:table-cell>
          <table:table-cell office:value-type="float" office:value="21002" calcext:value-type="float">
            <text:p>21002</text:p>
          </table:table-cell>
          <table:table-cell office:value-type="float" office:value="21561" calcext:value-type="float">
            <text:p>21561</text:p>
          </table:table-cell>
          <table:table-cell office:value-type="float" office:value="21889" calcext:value-type="float">
            <text:p>21889</text:p>
          </table:table-cell>
          <table:table-cell office:value-type="float" office:value="22558" calcext:value-type="float">
            <text:p>22558</text:p>
          </table:table-cell>
          <table:table-cell office:value-type="float" office:value="22099" calcext:value-type="float">
            <text:p>22099</text:p>
          </table:table-cell>
          <table:table-cell office:value-type="float" office:value="21993" calcext:value-type="float">
            <text:p>21993</text:p>
          </table:table-cell>
          <table:table-cell office:value-type="float" office:value="23285" calcext:value-type="float">
            <text:p>23285</text:p>
          </table:table-cell>
          <table:table-cell office:value-type="float" office:value="23690" calcext:value-type="float">
            <text:p>23690</text:p>
          </table:table-cell>
          <table:table-cell office:value-type="float" office:value="22974" calcext:value-type="float">
            <text:p>22974</text:p>
          </table:table-cell>
          <table:table-cell office:value-type="float" office:value="23743" calcext:value-type="float">
            <text:p>23743</text:p>
          </table:table-cell>
          <table:table-cell office:value-type="float" office:value="24713" calcext:value-type="float">
            <text:p>24713</text:p>
          </table:table-cell>
          <table:table-cell office:value-type="float" office:value="25314" calcext:value-type="float">
            <text:p>25314</text:p>
          </table:table-cell>
          <table:table-cell office:value-type="float" office:value="25336" calcext:value-type="float">
            <text:p>25336</text:p>
          </table:table-cell>
          <table:table-cell office:value-type="float" office:value="25348" calcext:value-type="float">
            <text:p>25348</text:p>
          </table:table-cell>
          <table:table-cell office:value-type="float" office:value="26192" calcext:value-type="float">
            <text:p>26192</text:p>
          </table:table-cell>
          <table:table-cell office:value-type="float" office:value="28001" calcext:value-type="float">
            <text:p>28001</text:p>
          </table:table-cell>
          <table:table-cell office:value-type="float" office:value="28277" calcext:value-type="float">
            <text:p>28277</text:p>
          </table:table-cell>
          <table:table-cell office:value-type="float" office:value="29087" calcext:value-type="float">
            <text:p>29087</text:p>
          </table:table-cell>
          <table:table-cell office:value-type="float" office:value="29096" calcext:value-type="float">
            <text:p>29096</text:p>
          </table:table-cell>
          <table:table-cell office:value-type="float" office:value="29376" calcext:value-type="float">
            <text:p>29376</text:p>
          </table:table-cell>
          <table:table-cell office:value-type="float" office:value="30082" calcext:value-type="float">
            <text:p>30082</text:p>
          </table:table-cell>
          <table:table-cell office:value-type="float" office:value="29751" calcext:value-type="float">
            <text:p>29751</text:p>
          </table:table-cell>
          <table:table-cell office:value-type="float" office:value="30746" calcext:value-type="float">
            <text:p>30746</text:p>
          </table:table-cell>
          <table:table-cell office:value-type="float" office:value="32958" calcext:value-type="float">
            <text:p>32958</text:p>
          </table:table-cell>
          <table:table-cell table:number-columns-repeated="2" office:value-type="float" office:value="32822" calcext:value-type="float">
            <text:p>32822</text:p>
          </table:table-cell>
          <table:table-cell office:value-type="float" office:value="33590" calcext:value-type="float">
            <text:p>33590</text:p>
          </table:table-cell>
          <table:table-cell office:value-type="float" office:value="34650" calcext:value-type="float">
            <text:p>34650</text:p>
          </table:table-cell>
          <table:table-cell office:value-type="float" office:value="34998" calcext:value-type="float">
            <text:p>34998</text:p>
          </table:table-cell>
          <table:table-cell office:value-type="float" office:value="35118" calcext:value-type="float">
            <text:p>35118</text:p>
          </table:table-cell>
          <table:table-cell office:value-type="float" office:value="34808" calcext:value-type="float">
            <text:p>34808</text:p>
          </table:table-cell>
          <table:table-cell office:value-type="float" office:value="35848" calcext:value-type="float">
            <text:p>35848</text:p>
          </table:table-cell>
          <table:table-cell office:value-type="float" office:value="36763" calcext:value-type="float">
            <text:p>36763</text:p>
          </table:table-cell>
          <table:table-cell office:value-type="float" office:value="36918" calcext:value-type="float">
            <text:p>36918</text:p>
          </table:table-cell>
          <table:table-cell office:value-type="float" office:value="37085" calcext:value-type="float">
            <text:p>37085</text:p>
          </table:table-cell>
          <table:table-cell office:value-type="float" office:value="37778" calcext:value-type="float">
            <text:p>37778</text:p>
          </table:table-cell>
          <table:table-cell table:number-columns-repeated="2" office:value-type="float" office:value="37324" calcext:value-type="float">
            <text:p>37324</text:p>
          </table:table-cell>
          <table:table-cell office:value-type="float" office:value="38451" calcext:value-type="float">
            <text:p>38451</text:p>
          </table:table-cell>
          <table:table-cell office:value-type="float" office:value="38639" calcext:value-type="float">
            <text:p>38639</text:p>
          </table:table-cell>
          <table:table-cell table:number-columns-repeated="2" office:value-type="float" office:value="38841" calcext:value-type="float">
            <text:p>38841</text:p>
          </table:table-cell>
          <table:table-cell office:value-type="float" office:value="40022" calcext:value-type="float">
            <text:p>40022</text:p>
          </table:table-cell>
          <table:table-cell office:value-type="float" office:value="40458" calcext:value-type="float">
            <text:p>40458</text:p>
          </table:table-cell>
          <table:table-cell office:value-type="float" office:value="40099" calcext:value-type="float">
            <text:p>40099</text:p>
          </table:table-cell>
          <table:table-cell office:value-type="float" office:value="40895" calcext:value-type="float">
            <text:p>40895</text:p>
          </table:table-cell>
          <table:table-cell office:value-type="float" office:value="41746" calcext:value-type="float">
            <text:p>41746</text:p>
          </table:table-cell>
          <table:table-cell office:value-type="float" office:value="42244" calcext:value-type="float">
            <text:p>42244</text:p>
          </table:table-cell>
          <table:table-cell office:value-type="float" office:value="46677" calcext:value-type="float">
            <text:p>46677</text:p>
          </table:table-cell>
        </table:table-row>
        <table:table-row table:style-name="ro1">
          <table:table-cell office:value-type="string" calcext:value-type="string">
            <text:p>th X*</text:p>
          </table:table-cell>
          <table:table-cell office:value-type="float" office:value="3656.39434606953" calcext:value-type="float">
            <text:p>3656.39434606953</text:p>
          </table:table-cell>
          <table:table-cell office:value-type="float" office:value="10593.8885316183" calcext:value-type="float">
            <text:p>10593.8885316183</text:p>
          </table:table-cell>
          <table:table-cell office:value-type="float" office:value="12647.7092233354" calcext:value-type="float">
            <text:p>12647.7092233354</text:p>
          </table:table-cell>
          <table:table-cell office:value-type="float" office:value="13431.164771928" calcext:value-type="float">
            <text:p>13431.164771928</text:p>
          </table:table-cell>
          <table:table-cell office:value-type="float" office:value="14133.8569868452" calcext:value-type="float">
            <text:p>14133.8569868452</text:p>
          </table:table-cell>
          <table:table-cell office:value-type="float" office:value="14686.5402337188" calcext:value-type="float">
            <text:p>14686.5402337188</text:p>
          </table:table-cell>
          <table:table-cell office:value-type="float" office:value="14772.7113437599" calcext:value-type="float">
            <text:p>14772.7113437599</text:p>
          </table:table-cell>
          <table:table-cell office:value-type="float" office:value="15019.0031344908" calcext:value-type="float">
            <text:p>15019.0031344908</text:p>
          </table:table-cell>
          <table:table-cell office:value-type="float" office:value="15067.586820097" calcext:value-type="float">
            <text:p>15067.586820097</text:p>
          </table:table-cell>
          <table:table-cell office:value-type="float" office:value="16147.5821403314" calcext:value-type="float">
            <text:p>16147.5821403314</text:p>
          </table:table-cell>
          <table:table-cell office:value-type="float" office:value="16754.6210164076" calcext:value-type="float">
            <text:p>16754.6210164076</text:p>
          </table:table-cell>
          <table:table-cell office:value-type="float" office:value="16816.2852583088" calcext:value-type="float">
            <text:p>16816.2852583088</text:p>
          </table:table-cell>
          <table:table-cell office:value-type="float" office:value="17160.8406114907" calcext:value-type="float">
            <text:p>17160.8406114907</text:p>
          </table:table-cell>
          <table:table-cell office:value-type="float" office:value="17329.2021610219" calcext:value-type="float">
            <text:p>17329.2021610219</text:p>
          </table:table-cell>
          <table:table-cell office:value-type="float" office:value="17434.8198332053" calcext:value-type="float">
            <text:p>17434.8198332053</text:p>
          </table:table-cell>
          <table:table-cell table:number-columns-repeated="2" office:value-type="float" office:value="18205.5693693506" calcext:value-type="float">
            <text:p>18205.5693693506</text:p>
          </table:table-cell>
          <table:table-cell office:value-type="float" office:value="18761.4066463149" calcext:value-type="float">
            <text:p>18761.4066463149</text:p>
          </table:table-cell>
          <table:table-cell office:value-type="float" office:value="18888.7732268164" calcext:value-type="float">
            <text:p>18888.7732268164</text:p>
          </table:table-cell>
          <table:table-cell office:value-type="float" office:value="19414.4831716502" calcext:value-type="float">
            <text:p>19414.4831716502</text:p>
          </table:table-cell>
          <table:table-cell office:value-type="float" office:value="19630.589705261" calcext:value-type="float">
            <text:p>19630.589705261</text:p>
          </table:table-cell>
          <table:table-cell office:value-type="float" office:value="20402.3866154999" calcext:value-type="float">
            <text:p>20402.3866154999</text:p>
          </table:table-cell>
          <table:table-cell office:value-type="float" office:value="20985.1330247301" calcext:value-type="float">
            <text:p>20985.1330247301</text:p>
          </table:table-cell>
          <table:table-cell office:value-type="float" office:value="21091.3416333342" calcext:value-type="float">
            <text:p>21091.3416333342</text:p>
          </table:table-cell>
          <table:table-cell office:value-type="float" office:value="21626.5618119199" calcext:value-type="float">
            <text:p>21626.5618119199</text:p>
          </table:table-cell>
          <table:table-cell office:value-type="float" office:value="21940.5339681468" calcext:value-type="float">
            <text:p>21940.5339681468</text:p>
          </table:table-cell>
          <table:table-cell office:value-type="float" office:value="22581.2583521418" calcext:value-type="float">
            <text:p>22581.2583521418</text:p>
          </table:table-cell>
          <table:table-cell office:value-type="float" office:value="22597.6531133484" calcext:value-type="float">
            <text:p>22597.6531133484</text:p>
          </table:table-cell>
          <table:table-cell office:value-type="float" office:value="22951.7075915507" calcext:value-type="float">
            <text:p>22951.7075915507</text:p>
          </table:table-cell>
          <table:table-cell office:value-type="float" office:value="23276.1373014511" calcext:value-type="float">
            <text:p>23276.1373014511</text:p>
          </table:table-cell>
          <table:table-cell office:value-type="float" office:value="23662.6834763235" calcext:value-type="float">
            <text:p>23662.6834763235</text:p>
          </table:table-cell>
          <table:table-cell office:value-type="float" office:value="23889.7327137786" calcext:value-type="float">
            <text:p>23889.7327137786</text:p>
          </table:table-cell>
          <table:table-cell office:value-type="float" office:value="24622.909667972" calcext:value-type="float">
            <text:p>24622.909667972</text:p>
          </table:table-cell>
          <table:table-cell office:value-type="float" office:value="24639.2689239645" calcext:value-type="float">
            <text:p>24639.2689239645</text:p>
          </table:table-cell>
          <table:table-cell office:value-type="float" office:value="25213.8527291749" calcext:value-type="float">
            <text:p>25213.8527291749</text:p>
          </table:table-cell>
          <table:table-cell office:value-type="float" office:value="25234.5621028703" calcext:value-type="float">
            <text:p>25234.5621028703</text:p>
          </table:table-cell>
          <table:table-cell office:value-type="float" office:value="26154.0699498526" calcext:value-type="float">
            <text:p>26154.0699498526</text:p>
          </table:table-cell>
          <table:table-cell office:value-type="float" office:value="26503.5738978605" calcext:value-type="float">
            <text:p>26503.5738978605</text:p>
          </table:table-cell>
          <table:table-cell office:value-type="float" office:value="27771.0644862846" calcext:value-type="float">
            <text:p>27771.0644862846</text:p>
          </table:table-cell>
          <table:table-cell office:value-type="float" office:value="28035.2575002326" calcext:value-type="float">
            <text:p>28035.2575002326</text:p>
          </table:table-cell>
          <table:table-cell office:value-type="float" office:value="28805.7380386556" calcext:value-type="float">
            <text:p>28805.7380386556</text:p>
          </table:table-cell>
          <table:table-cell office:value-type="float" office:value="28814.4287824873" calcext:value-type="float">
            <text:p>28814.4287824873</text:p>
          </table:table-cell>
          <table:table-cell office:value-type="float" office:value="29079.4650177508" calcext:value-type="float">
            <text:p>29079.4650177508</text:p>
          </table:table-cell>
          <table:table-cell office:value-type="float" office:value="29750.4759022771" calcext:value-type="float">
            <text:p>29750.4759022771</text:p>
          </table:table-cell>
          <table:table-cell office:value-type="float" office:value="30340.8252466236" calcext:value-type="float">
            <text:p>30340.8252466236</text:p>
          </table:table-cell>
          <table:table-cell office:value-type="float" office:value="30382.0520669083" calcext:value-type="float">
            <text:p>30382.0520669083</text:p>
          </table:table-cell>
          <table:table-cell office:value-type="float" office:value="32479.5546893427" calcext:value-type="float">
            <text:p>32479.5546893427</text:p>
          </table:table-cell>
          <table:table-cell table:number-columns-repeated="2" office:value-type="float" office:value="32802.2738810574" calcext:value-type="float">
            <text:p>32802.2738810574</text:p>
          </table:table-cell>
          <table:table-cell office:value-type="float" office:value="33078.3630304257" calcext:value-type="float">
            <text:p>33078.3630304257</text:p>
          </table:table-cell>
          <table:table-cell office:value-type="float" office:value="34081.5456084003" calcext:value-type="float">
            <text:p>34081.5456084003</text:p>
          </table:table-cell>
          <table:table-cell office:value-type="float" office:value="34411.4482966163" calcext:value-type="float">
            <text:p>34411.4482966163</text:p>
          </table:table-cell>
          <table:table-cell office:value-type="float" office:value="34525.0029803114" calcext:value-type="float">
            <text:p>34525.0029803114</text:p>
          </table:table-cell>
          <table:table-cell office:value-type="float" office:value="34681.80121451" calcext:value-type="float">
            <text:p>34681.80121451</text:p>
          </table:table-cell>
          <table:table-cell office:value-type="float" office:value="35215.8637587485" calcext:value-type="float">
            <text:p>35215.8637587485</text:p>
          </table:table-cell>
          <table:table-cell office:value-type="float" office:value="35879.3756867126" calcext:value-type="float">
            <text:p>35879.3756867126</text:p>
          </table:table-cell>
          <table:table-cell office:value-type="float" office:value="36227.2180057877" calcext:value-type="float">
            <text:p>36227.2180057877</text:p>
          </table:table-cell>
          <table:table-cell office:value-type="float" office:value="36835.2014115759" calcext:value-type="float">
            <text:p>36835.2014115759</text:p>
          </table:table-cell>
          <table:table-cell office:value-type="float" office:value="37039.245845851" calcext:value-type="float">
            <text:p>37039.245845851</text:p>
          </table:table-cell>
          <table:table-cell table:number-columns-repeated="2" office:value-type="float" office:value="37060.8361989976" calcext:value-type="float">
            <text:p>37060.8361989976</text:p>
          </table:table-cell>
          <table:table-cell office:value-type="float" office:value="37674.9504569371" calcext:value-type="float">
            <text:p>37674.9504569371</text:p>
          </table:table-cell>
          <table:table-cell office:value-type="float" office:value="37852.985714681" calcext:value-type="float">
            <text:p>37852.985714681</text:p>
          </table:table-cell>
          <table:table-cell table:number-columns-repeated="2" office:value-type="float" office:value="38492.661193813" calcext:value-type="float">
            <text:p>38492.661193813</text:p>
          </table:table-cell>
          <table:table-cell office:value-type="float" office:value="39157.9431642117" calcext:value-type="float">
            <text:p>39157.9431642117</text:p>
          </table:table-cell>
          <table:table-cell office:value-type="float" office:value="39568.6157748802" calcext:value-type="float">
            <text:p>39568.6157748802</text:p>
          </table:table-cell>
          <table:table-cell office:value-type="float" office:value="39679.6191221191" calcext:value-type="float">
            <text:p>39679.6191221191</text:p>
          </table:table-cell>
          <table:table-cell office:value-type="float" office:value="40430.5743809734" calcext:value-type="float">
            <text:p>40430.5743809734</text:p>
          </table:table-cell>
          <table:table-cell office:value-type="float" office:value="40782.7668729032" calcext:value-type="float">
            <text:p>40782.7668729032</text:p>
          </table:table-cell>
          <table:table-cell office:value-type="float" office:value="41701.1261904756" calcext:value-type="float">
            <text:p>41701.1261904756</text:p>
          </table:table-cell>
          <table:table-cell office:value-type="float" office:value="45423.3122560246" calcext:value-type="float">
            <text:p>45423.3122560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7:57:12.499470630</dc:date>
    <meta:editing-duration>PT16M40S</meta:editing-duration>
    <meta:editing-cycles>2</meta:editing-cycles>
    <meta:generator>LibreOffice/6.0.7.3$Linux_X86_64 LibreOffice_project/00m0$Build-3</meta:generator>
    <meta:document-statistic meta:table-count="1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952cm" style:legend-expansion="high" chart:style-name="ch2"/>
        <chart:plot-area chart:style-name="ch3" table:cell-range-address="task1.A1:task1.BU3" chart:data-source-has-labels="column" svg:x="0.32cm" svg:y="0.18cm" svg:width="13.838cm" svg:height="8.64cm">
          <chartooo:coordinate-region svg:x="1.497cm" svg:y="0.379cm" svg:width="12.197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1.B2:task1.BU2" chart:label-cell-address="task1.A2:task1.A2" chart:class="chart:scatter">
            <chart:domain table:cell-range-address="task1.B1:task1.BU1"/>
            <chart:data-point chart:repeated="72"/>
          </chart:series>
          <chart:series chart:style-name="ch7" chart:values-cell-range-address="task1.B3:task1.BU3" chart:label-cell-address="task1.A3:task1.A3" chart:class="chart:scatter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118">
                <text:p>3118</text:p>
                <draw:g>
                  <svg:desc>task1.B1:task1.BU1</svg:desc>
                </draw:g>
              </table:table-cell>
              <table:table-cell office:value-type="float" office:value="9278">
                <text:p>9278</text:p>
              </table:table-cell>
              <table:table-cell office:value-type="float" office:value="11126">
                <text:p>11126</text:p>
              </table:table-cell>
              <table:table-cell office:value-type="float" office:value="11833">
                <text:p>11833</text:p>
              </table:table-cell>
              <table:table-cell office:value-type="float" office:value="12468">
                <text:p>12468</text:p>
              </table:table-cell>
              <table:table-cell office:value-type="float" office:value="12968">
                <text:p>12968</text:p>
              </table:table-cell>
              <table:table-cell office:value-type="float" office:value="13046">
                <text:p>13046</text:p>
              </table:table-cell>
              <table:table-cell office:value-type="float" office:value="13269">
                <text:p>13269</text:p>
              </table:table-cell>
              <table:table-cell office:value-type="float" office:value="13313">
                <text:p>13313</text:p>
              </table:table-cell>
              <table:table-cell office:value-type="float" office:value="14292">
                <text:p>14292</text:p>
              </table:table-cell>
              <table:table-cell office:value-type="float" office:value="14843">
                <text:p>14843</text:p>
              </table:table-cell>
              <table:table-cell office:value-type="float" office:value="14899">
                <text:p>14899</text:p>
              </table:table-cell>
              <table:table-cell office:value-type="float" office:value="15212">
                <text:p>15212</text:p>
              </table:table-cell>
              <table:table-cell office:value-type="float" office:value="15365">
                <text:p>15365</text:p>
              </table:table-cell>
              <table:table-cell office:value-type="float" office:value="15461">
                <text:p>15461</text:p>
              </table:table-cell>
              <table:table-cell office:value-type="float" office:value="16162">
                <text:p>16162</text:p>
              </table:table-cell>
              <table:table-cell office:value-type="float" office:value="16162">
                <text:p>16162</text:p>
              </table:table-cell>
              <table:table-cell office:value-type="float" office:value="16668">
                <text:p>16668</text:p>
              </table:table-cell>
              <table:table-cell office:value-type="float" office:value="16784">
                <text:p>16784</text:p>
              </table:table-cell>
              <table:table-cell office:value-type="float" office:value="17263">
                <text:p>17263</text:p>
              </table:table-cell>
              <table:table-cell office:value-type="float" office:value="17460">
                <text:p>17460</text:p>
              </table:table-cell>
              <table:table-cell office:value-type="float" office:value="18164">
                <text:p>18164</text:p>
              </table:table-cell>
              <table:table-cell office:value-type="float" office:value="18696">
                <text:p>18696</text:p>
              </table:table-cell>
              <table:table-cell office:value-type="float" office:value="18793">
                <text:p>18793</text:p>
              </table:table-cell>
              <table:table-cell office:value-type="float" office:value="19282">
                <text:p>19282</text:p>
              </table:table-cell>
              <table:table-cell office:value-type="float" office:value="19569">
                <text:p>19569</text:p>
              </table:table-cell>
              <table:table-cell office:value-type="float" office:value="20155">
                <text:p>20155</text:p>
              </table:table-cell>
              <table:table-cell office:value-type="float" office:value="20170">
                <text:p>20170</text:p>
              </table:table-cell>
              <table:table-cell office:value-type="float" office:value="20494">
                <text:p>20494</text:p>
              </table:table-cell>
              <table:table-cell office:value-type="float" office:value="20791">
                <text:p>20791</text:p>
              </table:table-cell>
              <table:table-cell office:value-type="float" office:value="21145">
                <text:p>21145</text:p>
              </table:table-cell>
              <table:table-cell office:value-type="float" office:value="21353">
                <text:p>21353</text:p>
              </table:table-cell>
              <table:table-cell office:value-type="float" office:value="22025">
                <text:p>22025</text:p>
              </table:table-cell>
              <table:table-cell office:value-type="float" office:value="22040">
                <text:p>22040</text:p>
              </table:table-cell>
              <table:table-cell office:value-type="float" office:value="22567">
                <text:p>22567</text:p>
              </table:table-cell>
              <table:table-cell office:value-type="float" office:value="22586">
                <text:p>22586</text:p>
              </table:table-cell>
              <table:table-cell office:value-type="float" office:value="23430">
                <text:p>23430</text:p>
              </table:table-cell>
              <table:table-cell office:value-type="float" office:value="23751">
                <text:p>23751</text:p>
              </table:table-cell>
              <table:table-cell office:value-type="float" office:value="24916">
                <text:p>24916</text:p>
              </table:table-cell>
              <table:table-cell office:value-type="float" office:value="25159">
                <text:p>25159</text:p>
              </table:table-cell>
              <table:table-cell office:value-type="float" office:value="25868">
                <text:p>25868</text:p>
              </table:table-cell>
              <table:table-cell office:value-type="float" office:value="25876">
                <text:p>25876</text:p>
              </table:table-cell>
              <table:table-cell office:value-type="float" office:value="26120">
                <text:p>26120</text:p>
              </table:table-cell>
              <table:table-cell office:value-type="float" office:value="26738">
                <text:p>26738</text:p>
              </table:table-cell>
              <table:table-cell office:value-type="float" office:value="27282">
                <text:p>27282</text:p>
              </table:table-cell>
              <table:table-cell office:value-type="float" office:value="27320">
                <text:p>27320</text:p>
              </table:table-cell>
              <table:table-cell office:value-type="float" office:value="29255">
                <text:p>29255</text:p>
              </table:table-cell>
              <table:table-cell office:value-type="float" office:value="29553">
                <text:p>29553</text:p>
              </table:table-cell>
              <table:table-cell office:value-type="float" office:value="29553">
                <text:p>29553</text:p>
              </table:table-cell>
              <table:table-cell office:value-type="float" office:value="29808">
                <text:p>29808</text:p>
              </table:table-cell>
              <table:table-cell office:value-type="float" office:value="30735">
                <text:p>30735</text:p>
              </table:table-cell>
              <table:table-cell office:value-type="float" office:value="31040">
                <text:p>31040</text:p>
              </table:table-cell>
              <table:table-cell office:value-type="float" office:value="31145">
                <text:p>31145</text:p>
              </table:table-cell>
              <table:table-cell office:value-type="float" office:value="31290">
                <text:p>31290</text:p>
              </table:table-cell>
              <table:table-cell office:value-type="float" office:value="31784">
                <text:p>31784</text:p>
              </table:table-cell>
              <table:table-cell office:value-type="float" office:value="32398">
                <text:p>32398</text:p>
              </table:table-cell>
              <table:table-cell office:value-type="float" office:value="32720">
                <text:p>32720</text:p>
              </table:table-cell>
              <table:table-cell office:value-type="float" office:value="33283">
                <text:p>33283</text:p>
              </table:table-cell>
              <table:table-cell office:value-type="float" office:value="33472">
                <text:p>33472</text:p>
              </table:table-cell>
              <table:table-cell office:value-type="float" office:value="33492">
                <text:p>33492</text:p>
              </table:table-cell>
              <table:table-cell office:value-type="float" office:value="33492">
                <text:p>33492</text:p>
              </table:table-cell>
              <table:table-cell office:value-type="float" office:value="34061">
                <text:p>34061</text:p>
              </table:table-cell>
              <table:table-cell office:value-type="float" office:value="34226">
                <text:p>34226</text:p>
              </table:table-cell>
              <table:table-cell office:value-type="float" office:value="34819">
                <text:p>34819</text:p>
              </table:table-cell>
              <table:table-cell office:value-type="float" office:value="34819">
                <text:p>34819</text:p>
              </table:table-cell>
              <table:table-cell office:value-type="float" office:value="35436">
                <text:p>35436</text:p>
              </table:table-cell>
              <table:table-cell office:value-type="float" office:value="35817">
                <text:p>35817</text:p>
              </table:table-cell>
              <table:table-cell office:value-type="float" office:value="35920">
                <text:p>35920</text:p>
              </table:table-cell>
              <table:table-cell office:value-type="float" office:value="36617">
                <text:p>36617</text:p>
              </table:table-cell>
              <table:table-cell office:value-type="float" office:value="36944">
                <text:p>36944</text:p>
              </table:table-cell>
              <table:table-cell office:value-type="float" office:value="37797">
                <text:p>37797</text:p>
              </table:table-cell>
              <table:table-cell office:value-type="float" office:value="41259">
                <text:p>41259</text:p>
              </table:table-cell>
            </table:table-row>
            <table:table-row>
              <table:table-cell office:value-type="string">
                <text:p>th X</text:p>
                <draw:g>
                  <svg:desc>task1.A2:task1.A2</svg:desc>
                </draw:g>
              </table:table-cell>
              <table:table-cell office:value-type="float" office:value="4544">
                <text:p>4544</text:p>
                <draw:g>
                  <svg:desc>task1.B2:task1.BU2</svg:desc>
                </draw:g>
              </table:table-cell>
              <table:table-cell office:value-type="float" office:value="10127">
                <text:p>10127</text:p>
              </table:table-cell>
              <table:table-cell office:value-type="float" office:value="12239">
                <text:p>12239</text:p>
              </table:table-cell>
              <table:table-cell office:value-type="float" office:value="13047">
                <text:p>13047</text:p>
              </table:table-cell>
              <table:table-cell office:value-type="float" office:value="13773">
                <text:p>13773</text:p>
              </table:table-cell>
              <table:table-cell office:value-type="float" office:value="14345">
                <text:p>14345</text:p>
              </table:table-cell>
              <table:table-cell office:value-type="float" office:value="14434">
                <text:p>14434</text:p>
              </table:table-cell>
              <table:table-cell office:value-type="float" office:value="14689">
                <text:p>14689</text:p>
              </table:table-cell>
              <table:table-cell office:value-type="float" office:value="14739">
                <text:p>14739</text:p>
              </table:table-cell>
              <table:table-cell office:value-type="float" office:value="16810">
                <text:p>16810</text:p>
              </table:table-cell>
              <table:table-cell office:value-type="float" office:value="16487">
                <text:p>16487</text:p>
              </table:table-cell>
              <table:table-cell office:value-type="float" office:value="16551">
                <text:p>16551</text:p>
              </table:table-cell>
              <table:table-cell office:value-type="float" office:value="16909">
                <text:p>16909</text:p>
              </table:table-cell>
              <table:table-cell office:value-type="float" office:value="17084">
                <text:p>17084</text:p>
              </table:table-cell>
              <table:table-cell office:value-type="float" office:value="16717">
                <text:p>16717</text:p>
              </table:table-cell>
              <table:table-cell office:value-type="float" office:value="17519">
                <text:p>17519</text:p>
              </table:table-cell>
              <table:table-cell office:value-type="float" office:value="17519">
                <text:p>17519</text:p>
              </table:table-cell>
              <table:table-cell office:value-type="float" office:value="18573">
                <text:p>18573</text:p>
              </table:table-cell>
              <table:table-cell office:value-type="float" office:value="18230">
                <text:p>18230</text:p>
              </table:table-cell>
              <table:table-cell office:value-type="float" office:value="18776">
                <text:p>18776</text:p>
              </table:table-cell>
              <table:table-cell office:value-type="float" office:value="19478">
                <text:p>19478</text:p>
              </table:table-cell>
              <table:table-cell office:value-type="float" office:value="20283">
                <text:p>20283</text:p>
              </table:table-cell>
              <table:table-cell office:value-type="float" office:value="20891">
                <text:p>20891</text:p>
              </table:table-cell>
              <table:table-cell office:value-type="float" office:value="21002">
                <text:p>21002</text:p>
              </table:table-cell>
              <table:table-cell office:value-type="float" office:value="21561">
                <text:p>21561</text:p>
              </table:table-cell>
              <table:table-cell office:value-type="float" office:value="21889">
                <text:p>21889</text:p>
              </table:table-cell>
              <table:table-cell office:value-type="float" office:value="22558">
                <text:p>22558</text:p>
              </table:table-cell>
              <table:table-cell office:value-type="float" office:value="22099">
                <text:p>22099</text:p>
              </table:table-cell>
              <table:table-cell office:value-type="float" office:value="21993">
                <text:p>21993</text:p>
              </table:table-cell>
              <table:table-cell office:value-type="float" office:value="23285">
                <text:p>23285</text:p>
              </table:table-cell>
              <table:table-cell office:value-type="float" office:value="23690">
                <text:p>23690</text:p>
              </table:table-cell>
              <table:table-cell office:value-type="float" office:value="22974">
                <text:p>22974</text:p>
              </table:table-cell>
              <table:table-cell office:value-type="float" office:value="23743">
                <text:p>23743</text:p>
              </table:table-cell>
              <table:table-cell office:value-type="float" office:value="24713">
                <text:p>24713</text:p>
              </table:table-cell>
              <table:table-cell office:value-type="float" office:value="25314">
                <text:p>25314</text:p>
              </table:table-cell>
              <table:table-cell office:value-type="float" office:value="25336">
                <text:p>25336</text:p>
              </table:table-cell>
              <table:table-cell office:value-type="float" office:value="25348">
                <text:p>25348</text:p>
              </table:table-cell>
              <table:table-cell office:value-type="float" office:value="26192">
                <text:p>26192</text:p>
              </table:table-cell>
              <table:table-cell office:value-type="float" office:value="28001">
                <text:p>28001</text:p>
              </table:table-cell>
              <table:table-cell office:value-type="float" office:value="28277">
                <text:p>28277</text:p>
              </table:table-cell>
              <table:table-cell office:value-type="float" office:value="29087">
                <text:p>29087</text:p>
              </table:table-cell>
              <table:table-cell office:value-type="float" office:value="29096">
                <text:p>29096</text:p>
              </table:table-cell>
              <table:table-cell office:value-type="float" office:value="29376">
                <text:p>29376</text:p>
              </table:table-cell>
              <table:table-cell office:value-type="float" office:value="30082">
                <text:p>30082</text:p>
              </table:table-cell>
              <table:table-cell office:value-type="float" office:value="29751">
                <text:p>29751</text:p>
              </table:table-cell>
              <table:table-cell office:value-type="float" office:value="30746">
                <text:p>30746</text:p>
              </table:table-cell>
              <table:table-cell office:value-type="float" office:value="32958">
                <text:p>32958</text:p>
              </table:table-cell>
              <table:table-cell office:value-type="float" office:value="32822">
                <text:p>32822</text:p>
              </table:table-cell>
              <table:table-cell office:value-type="float" office:value="32822">
                <text:p>32822</text:p>
              </table:table-cell>
              <table:table-cell office:value-type="float" office:value="33590">
                <text:p>33590</text:p>
              </table:table-cell>
              <table:table-cell office:value-type="float" office:value="34650">
                <text:p>34650</text:p>
              </table:table-cell>
              <table:table-cell office:value-type="float" office:value="34998">
                <text:p>34998</text:p>
              </table:table-cell>
              <table:table-cell office:value-type="float" office:value="35118">
                <text:p>35118</text:p>
              </table:table-cell>
              <table:table-cell office:value-type="float" office:value="34808">
                <text:p>34808</text:p>
              </table:table-cell>
              <table:table-cell office:value-type="float" office:value="35848">
                <text:p>35848</text:p>
              </table:table-cell>
              <table:table-cell office:value-type="float" office:value="36763">
                <text:p>36763</text:p>
              </table:table-cell>
              <table:table-cell office:value-type="float" office:value="36918">
                <text:p>36918</text:p>
              </table:table-cell>
              <table:table-cell office:value-type="float" office:value="37085">
                <text:p>37085</text:p>
              </table:table-cell>
              <table:table-cell office:value-type="float" office:value="37778">
                <text:p>37778</text:p>
              </table:table-cell>
              <table:table-cell office:value-type="float" office:value="37324">
                <text:p>37324</text:p>
              </table:table-cell>
              <table:table-cell office:value-type="float" office:value="37324">
                <text:p>37324</text:p>
              </table:table-cell>
              <table:table-cell office:value-type="float" office:value="38451">
                <text:p>38451</text:p>
              </table:table-cell>
              <table:table-cell office:value-type="float" office:value="38639">
                <text:p>38639</text:p>
              </table:table-cell>
              <table:table-cell office:value-type="float" office:value="38841">
                <text:p>38841</text:p>
              </table:table-cell>
              <table:table-cell office:value-type="float" office:value="38841">
                <text:p>38841</text:p>
              </table:table-cell>
              <table:table-cell office:value-type="float" office:value="40022">
                <text:p>40022</text:p>
              </table:table-cell>
              <table:table-cell office:value-type="float" office:value="40458">
                <text:p>40458</text:p>
              </table:table-cell>
              <table:table-cell office:value-type="float" office:value="40099">
                <text:p>40099</text:p>
              </table:table-cell>
              <table:table-cell office:value-type="float" office:value="40895">
                <text:p>40895</text:p>
              </table:table-cell>
              <table:table-cell office:value-type="float" office:value="41746">
                <text:p>41746</text:p>
              </table:table-cell>
              <table:table-cell office:value-type="float" office:value="42244">
                <text:p>42244</text:p>
              </table:table-cell>
              <table:table-cell office:value-type="float" office:value="46677">
                <text:p>46677</text:p>
              </table:table-cell>
            </table:table-row>
            <table:table-row>
              <table:table-cell office:value-type="string">
                <text:p>th X*</text:p>
                <draw:g>
                  <svg:desc>task1.A3:task1.A3</svg:desc>
                </draw:g>
              </table:table-cell>
              <table:table-cell office:value-type="float" office:value="3656.39434606953">
                <text:p>3656.39434606953</text:p>
                <draw:g>
                  <svg:desc>task1.B3:task1.BU3</svg:desc>
                </draw:g>
              </table:table-cell>
              <table:table-cell office:value-type="float" office:value="10593.8885316183">
                <text:p>10593.8885316183</text:p>
              </table:table-cell>
              <table:table-cell office:value-type="float" office:value="12647.7092233354">
                <text:p>12647.7092233354</text:p>
              </table:table-cell>
              <table:table-cell office:value-type="float" office:value="13431.164771928">
                <text:p>13431.164771928</text:p>
              </table:table-cell>
              <table:table-cell office:value-type="float" office:value="14133.8569868452">
                <text:p>14133.8569868452</text:p>
              </table:table-cell>
              <table:table-cell office:value-type="float" office:value="14686.5402337188">
                <text:p>14686.5402337188</text:p>
              </table:table-cell>
              <table:table-cell office:value-type="float" office:value="14772.7113437599">
                <text:p>14772.7113437599</text:p>
              </table:table-cell>
              <table:table-cell office:value-type="float" office:value="15019.0031344908">
                <text:p>15019.0031344908</text:p>
              </table:table-cell>
              <table:table-cell office:value-type="float" office:value="15067.586820097">
                <text:p>15067.586820097</text:p>
              </table:table-cell>
              <table:table-cell office:value-type="float" office:value="16147.5821403314">
                <text:p>16147.5821403314</text:p>
              </table:table-cell>
              <table:table-cell office:value-type="float" office:value="16754.6210164076">
                <text:p>16754.6210164076</text:p>
              </table:table-cell>
              <table:table-cell office:value-type="float" office:value="16816.2852583088">
                <text:p>16816.2852583088</text:p>
              </table:table-cell>
              <table:table-cell office:value-type="float" office:value="17160.8406114907">
                <text:p>17160.8406114907</text:p>
              </table:table-cell>
              <table:table-cell office:value-type="float" office:value="17329.2021610219">
                <text:p>17329.2021610219</text:p>
              </table:table-cell>
              <table:table-cell office:value-type="float" office:value="17434.8198332053">
                <text:p>17434.8198332053</text:p>
              </table:table-cell>
              <table:table-cell office:value-type="float" office:value="18205.5693693506">
                <text:p>18205.5693693506</text:p>
              </table:table-cell>
              <table:table-cell office:value-type="float" office:value="18205.5693693506">
                <text:p>18205.5693693506</text:p>
              </table:table-cell>
              <table:table-cell office:value-type="float" office:value="18761.4066463149">
                <text:p>18761.4066463149</text:p>
              </table:table-cell>
              <table:table-cell office:value-type="float" office:value="18888.7732268164">
                <text:p>18888.7732268164</text:p>
              </table:table-cell>
              <table:table-cell office:value-type="float" office:value="19414.4831716502">
                <text:p>19414.4831716502</text:p>
              </table:table-cell>
              <table:table-cell office:value-type="float" office:value="19630.589705261">
                <text:p>19630.589705261</text:p>
              </table:table-cell>
              <table:table-cell office:value-type="float" office:value="20402.3866154999">
                <text:p>20402.3866154999</text:p>
              </table:table-cell>
              <table:table-cell office:value-type="float" office:value="20985.1330247301">
                <text:p>20985.1330247301</text:p>
              </table:table-cell>
              <table:table-cell office:value-type="float" office:value="21091.3416333342">
                <text:p>21091.3416333342</text:p>
              </table:table-cell>
              <table:table-cell office:value-type="float" office:value="21626.5618119199">
                <text:p>21626.5618119199</text:p>
              </table:table-cell>
              <table:table-cell office:value-type="float" office:value="21940.5339681468">
                <text:p>21940.5339681468</text:p>
              </table:table-cell>
              <table:table-cell office:value-type="float" office:value="22581.2583521418">
                <text:p>22581.2583521418</text:p>
              </table:table-cell>
              <table:table-cell office:value-type="float" office:value="22597.6531133484">
                <text:p>22597.6531133484</text:p>
              </table:table-cell>
              <table:table-cell office:value-type="float" office:value="22951.7075915507">
                <text:p>22951.7075915507</text:p>
              </table:table-cell>
              <table:table-cell office:value-type="float" office:value="23276.1373014511">
                <text:p>23276.1373014511</text:p>
              </table:table-cell>
              <table:table-cell office:value-type="float" office:value="23662.6834763235">
                <text:p>23662.6834763235</text:p>
              </table:table-cell>
              <table:table-cell office:value-type="float" office:value="23889.7327137786">
                <text:p>23889.7327137786</text:p>
              </table:table-cell>
              <table:table-cell office:value-type="float" office:value="24622.909667972">
                <text:p>24622.909667972</text:p>
              </table:table-cell>
              <table:table-cell office:value-type="float" office:value="24639.2689239645">
                <text:p>24639.2689239645</text:p>
              </table:table-cell>
              <table:table-cell office:value-type="float" office:value="25213.8527291749">
                <text:p>25213.8527291749</text:p>
              </table:table-cell>
              <table:table-cell office:value-type="float" office:value="25234.5621028703">
                <text:p>25234.5621028703</text:p>
              </table:table-cell>
              <table:table-cell office:value-type="float" office:value="26154.0699498526">
                <text:p>26154.0699498526</text:p>
              </table:table-cell>
              <table:table-cell office:value-type="float" office:value="26503.5738978605">
                <text:p>26503.5738978605</text:p>
              </table:table-cell>
              <table:table-cell office:value-type="float" office:value="27771.0644862846">
                <text:p>27771.0644862846</text:p>
              </table:table-cell>
              <table:table-cell office:value-type="float" office:value="28035.2575002326">
                <text:p>28035.2575002326</text:p>
              </table:table-cell>
              <table:table-cell office:value-type="float" office:value="28805.7380386556">
                <text:p>28805.7380386556</text:p>
              </table:table-cell>
              <table:table-cell office:value-type="float" office:value="28814.4287824873">
                <text:p>28814.4287824873</text:p>
              </table:table-cell>
              <table:table-cell office:value-type="float" office:value="29079.4650177508">
                <text:p>29079.4650177508</text:p>
              </table:table-cell>
              <table:table-cell office:value-type="float" office:value="29750.4759022771">
                <text:p>29750.4759022771</text:p>
              </table:table-cell>
              <table:table-cell office:value-type="float" office:value="30340.8252466236">
                <text:p>30340.8252466236</text:p>
              </table:table-cell>
              <table:table-cell office:value-type="float" office:value="30382.0520669083">
                <text:p>30382.0520669083</text:p>
              </table:table-cell>
              <table:table-cell office:value-type="float" office:value="32479.5546893427">
                <text:p>32479.5546893427</text:p>
              </table:table-cell>
              <table:table-cell office:value-type="float" office:value="32802.2738810574">
                <text:p>32802.2738810574</text:p>
              </table:table-cell>
              <table:table-cell office:value-type="float" office:value="32802.2738810574">
                <text:p>32802.2738810574</text:p>
              </table:table-cell>
              <table:table-cell office:value-type="float" office:value="33078.3630304257">
                <text:p>33078.3630304257</text:p>
              </table:table-cell>
              <table:table-cell office:value-type="float" office:value="34081.5456084003">
                <text:p>34081.5456084003</text:p>
              </table:table-cell>
              <table:table-cell office:value-type="float" office:value="34411.4482966163">
                <text:p>34411.4482966163</text:p>
              </table:table-cell>
              <table:table-cell office:value-type="float" office:value="34525.0029803114">
                <text:p>34525.0029803114</text:p>
              </table:table-cell>
              <table:table-cell office:value-type="float" office:value="34681.80121451">
                <text:p>34681.80121451</text:p>
              </table:table-cell>
              <table:table-cell office:value-type="float" office:value="35215.8637587485">
                <text:p>35215.8637587485</text:p>
              </table:table-cell>
              <table:table-cell office:value-type="float" office:value="35879.3756867126">
                <text:p>35879.3756867126</text:p>
              </table:table-cell>
              <table:table-cell office:value-type="float" office:value="36227.2180057877">
                <text:p>36227.2180057877</text:p>
              </table:table-cell>
              <table:table-cell office:value-type="float" office:value="36835.2014115759">
                <text:p>36835.2014115759</text:p>
              </table:table-cell>
              <table:table-cell office:value-type="float" office:value="37039.245845851">
                <text:p>37039.245845851</text:p>
              </table:table-cell>
              <table:table-cell office:value-type="float" office:value="37060.8361989976">
                <text:p>37060.8361989976</text:p>
              </table:table-cell>
              <table:table-cell office:value-type="float" office:value="37060.8361989976">
                <text:p>37060.8361989976</text:p>
              </table:table-cell>
              <table:table-cell office:value-type="float" office:value="37674.9504569371">
                <text:p>37674.9504569371</text:p>
              </table:table-cell>
              <table:table-cell office:value-type="float" office:value="37852.985714681">
                <text:p>37852.985714681</text:p>
              </table:table-cell>
              <table:table-cell office:value-type="float" office:value="38492.661193813">
                <text:p>38492.661193813</text:p>
              </table:table-cell>
              <table:table-cell office:value-type="float" office:value="38492.661193813">
                <text:p>38492.661193813</text:p>
              </table:table-cell>
              <table:table-cell office:value-type="float" office:value="39157.9431642117">
                <text:p>39157.9431642117</text:p>
              </table:table-cell>
              <table:table-cell office:value-type="float" office:value="39568.6157748802">
                <text:p>39568.6157748802</text:p>
              </table:table-cell>
              <table:table-cell office:value-type="float" office:value="39679.6191221191">
                <text:p>39679.6191221191</text:p>
              </table:table-cell>
              <table:table-cell office:value-type="float" office:value="40430.5743809734">
                <text:p>40430.5743809734</text:p>
              </table:table-cell>
              <table:table-cell office:value-type="float" office:value="40782.7668729032">
                <text:p>40782.7668729032</text:p>
              </table:table-cell>
              <table:table-cell office:value-type="float" office:value="41701.1261904756">
                <text:p>41701.1261904756</text:p>
              </table:table-cell>
              <table:table-cell office:value-type="float" office:value="45423.3122560246">
                <text:p>45423.3122560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